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cd91" officeooo:paragraph-rsid="000fcd91"/>
    </style:style>
    <style:style style:name="P2" style:family="paragraph" style:parent-style-name="Text_20_body">
      <style:text-properties officeooo:rsid="0011b1f3" officeooo:paragraph-rsid="0011b1f3"/>
    </style:style>
    <style:style style:name="P3" style:family="paragraph" style:parent-style-name="Text_20_body">
      <style:text-properties officeooo:rsid="0013bccd" officeooo:paragraph-rsid="0013bccd"/>
    </style:style>
    <style:style style:name="P4" style:family="paragraph" style:parent-style-name="Text_20_body">
      <style:text-properties officeooo:rsid="0014f659" officeooo:paragraph-rsid="0014f659"/>
    </style:style>
    <style:style style:name="P5" style:family="paragraph" style:parent-style-name="Subtitle">
      <style:text-properties officeooo:paragraph-rsid="00124dd3"/>
    </style:style>
    <style:style style:name="P6" style:family="paragraph" style:parent-style-name="Table_20_Contents">
      <style:text-properties officeooo:rsid="0013bccd" officeooo:paragraph-rsid="0013bccd"/>
    </style:style>
    <style:style style:name="P7" style:family="paragraph" style:parent-style-name="Heading_20_1">
      <style:text-properties officeooo:rsid="0011b1f3" officeooo:paragraph-rsid="00124dd3"/>
    </style:style>
    <style:style style:name="P8" style:family="paragraph" style:parent-style-name="Heading_20_1">
      <style:text-properties officeooo:rsid="0013bccd" officeooo:paragraph-rsid="0013bccd"/>
    </style:style>
    <style:style style:name="T1" style:family="text">
      <style:text-properties officeooo:rsid="000fcd91"/>
    </style:style>
    <style:style style:name="T2" style:family="text">
      <style:text-properties officeooo:rsid="00124d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hnerarchitektur – Praktische Übungen</text:p>
      <text:p text:style-name="Subtitle">Übung 1: Einführung und Systemaufbau</text:p>
      <text:h text:style-name="Heading_20_1" text:outline-level="1">Aufgabe <text:span text:style-name="T1">1.1 – Grundlegender Aufbau eines Desktopsystems:</text:span></text:h>
      <text:p text:style-name="P1">a) <text:tab/>Festplatte → SATA</text:p>
      <text:p text:style-name="P1"><text:tab/>Grafikkarte → PCI/PCIe/AGP</text:p>
      <text:p text:style-name="P1"><text:tab/> </text:p>
      <text:p text:style-name="P1"><text:tab/>CPU+Northbridge ← Soutbridge ← externe Schnittstellen / SATA</text:p>
      <text:p text:style-name="P1"><text:tab/>CPU+Northbridge ← RAM / Grafikkarte</text:p>
      <text:p text:style-name="P1">b)<text:tab/>Nein, für einen SoC fehlen weitere Komponenten, wie z. B. Netzwerkcontroller (LAN), <text:tab/>Funkmodule (GSM, LTE, WLAN, …) oder Sound-DSP.</text:p>
      <text:p text:style-name="P1"><text:tab/>Eine CPU in heutigen Desktop-Systemen nähert sich aber immer mehr den SoCs an. Vor <text:tab/>allem die Intel Atom Z-Serie wird sowohl in mobilen Geräten, als auch in Desktop-<text:tab/>Systemen verwendet und kann als SoC bezeichnet werden.</text:p>
      <text:h text:style-name="Heading_20_1" text:outline-level="1">Aufgabe 1.2 – <text:span text:style-name="T2">Verbindungsstrukturen</text:span>:</text:h>
      <text:p text:style-name="P2">a)<text:tab/>PCI =&gt; Bus</text:p>
      <text:p text:style-name="P2"><text:tab/>PCIe =&gt; Point to Point</text:p>
      <text:p text:style-name="P2"><text:tab/>QPI =&gt; Point to Point</text:p>
      <text:p text:style-name="P2"><text:tab/>ISA =&gt; Bus</text:p>
      <text:p text:style-name="P2">b)<text:tab/>Datenbus:<text:tab/>Erhöhung der Verarbeitungsgeschwindigkeit</text:p>
      <text:p text:style-name="P2"><text:tab/>Adressbus:<text:tab/>erhöht die direkt adressierbaren Speicheradressen</text:p>
      <text:p text:style-name="P2"><text:tab/>Steuerbus:<text:tab/>Verarbeitung größerer Datenmengen</text:p>
      <text:p text:style-name="P2">c)<text:tab/>Dient zur Kollisionsvermeidung und Regelung der Busnutzung</text:p>
      <text:h text:style-name="Heading_20_1" text:outline-level="1">Aufgabe 1.3 – <text:span text:style-name="T2">Komponenten eines PC-Systems</text:span>:</text:h>
      <text:p text:style-name="P2">Grafikkarte:<text:tab/>Asus Nvidia GTX550Ti (GF116-Chip in 40nm Herstellung) mit 1 GB GDDR5 <text:tab/><text:tab/><text:tab/>VRAM</text:p>
      <text:p text:style-name="P2">Mainboard:<text:tab/>Supermicro X9DRi-F Dual-Sockel (Intel C606 Chipsatz)</text:p>
      <text:p text:style-name="P2">Prozessor:<text:tab/>2x Intel Xeon E5-2620 @ 2 GHz (6-Kerne mit Hyperthreading im 32nm Prozess, <text:tab/><text:tab/>keine iGPU, C2-Stepping, L1 6x 32KB, L2 6x 256KB, L3 15360KB, 95 W TDP)</text:p>
      <text:p text:style-name="P2">RAM:<text:tab/><text:tab/>32 GB Samsung DDR3-1333 ECC</text:p>
      <text:p text:style-name="P2">HDD:<text:tab/><text:tab/>2x Seagate Barracuda je 2 TB über SATA II</text:p>
      <text:p text:style-name="P2">SSD:<text:tab/><text:tab/>Corsair Force 120 GB über SATA III</text:p>
      <text:p text:style-name="P2">Netzteil:<text:tab/>Corsair HX650W</text:p>
      <text:p text:style-name="P2">DVD:<text:tab/><text:tab/>LG DVD-RW Brenner</text:p>
      <text:h text:style-name="Heading_20_1" text:outline-level="1"><text:soft-page-break/>Aufgabe 1.4 – <text:span text:style-name="T2">ORSoC Plattform</text:span>:</text:h>
      <text:p text:style-name="P2">FPGA:<text:tab/><text:tab/><text:tab/>Altera Cyclone IV E (&lt; 1,5 Watt)</text:p>
      <text:p text:style-name="P2"><text:tab/><text:tab/><text:tab/>22320 Logical Units</text:p>
      <text:p text:style-name="P2"><text:tab/><text:tab/><text:tab/>594 kb Embedded Memory</text:p>
      <text:p text:style-name="P2"><text:tab/><text:tab/><text:tab/>66 18x18 Muliplikatoren @ 50 MHz</text:p>
      <text:p text:style-name="P2">Speicheradapter:<text:tab/>bis zu 16GB microSDHC (4 Bit Bus 33 MHz)</text:p>
      <text:p text:style-name="P2">Schnittstellen:<text:tab/><text:tab/>2x microUSB (1x microA, 1x microB) → FTDI-Controller</text:p>
      <text:p text:style-name="P2"><text:tab/><text:tab/><text:tab/>Ethernet (RJ-45) 10/100</text:p>
      <text:p text:style-name="P2"><text:tab/><text:tab/><text:tab/>UART/JTAG, Expansion Header (GPIO)</text:p>
      <text:p text:style-name="P2">Speicher:<text:tab/><text:tab/>32 MB SDRAM 133 MHz 16 bit Bus</text:p>
      <text:p text:style-name="P2"><text:tab/><text:tab/><text:tab/>SPI Flash 1MB 100 MHz</text:p>
      <text:p text:style-name="P2">Spannungswandler:<text:tab/>Enpirion EP5382 800 mA</text:p>
      <text:p text:style-name="P5">Übung <text:span text:style-name="T2">2</text:span>: <text:span text:style-name="T2">Architektur und Leistungsbewertung</text:span></text:p>
      <text:h text:style-name="P7" text:outline-level="1">Aufgabe 1.1 – PCI Express:</text:h>
      <text:p text:style-name="P3">a)<text:tab/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6">Schicht</text:p>
          </table:table-cell>
          <table:table-cell table:style-name="Tabelle1.A1" office:value-type="string">
            <text:p text:style-name="P6">Aufgaben</text:p>
          </table:table-cell>
          <table:table-cell table:style-name="Tabelle1.C1" office:value-type="string">
            <text:p text:style-name="P6">Name der Übertragungseinhei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3"/>
      <text:p text:style-name="P3">b)</text:p>
      <text:h text:style-name="P8" text:outline-level="1">Aufgabe 1.2 – Von-Neumann- und Harvard-Architektur:</text:h>
      <text:p text:style-name="P3">a)<text:tab/></text:p>
      <text:p text:style-name="P3">b)<text:tab/></text:p>
      <text:p text:style-name="P3">c)</text:p>
      <text:p text:style-name="P3">d)</text:p>
      <text:h text:style-name="P8" text:outline-level="1">Aufgabe 1.3 – Auswirkung von Architekturveränderungen:</text:h>
      <text:p text:style-name="P3">a)<text:tab/></text:p>
      <text:p text:style-name="P3">b)<text:tab/></text:p>
      <text:h text:style-name="P8" text:outline-level="1">Aufgabe 1.4 – Untersuchung des Wishbone-Bus:</text:h>
      <text:p text:style-name="P4">Frage 1:<text:tab/>Es handelt sich um eine von Neumann Architektur. Der Speicher wird nicht aufgetrennt, bla bla 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04T13:29:12.473368589</meta:creation-date>
    <dc:date>2014-04-27T22:11:35.966000000</dc:date>
    <meta:editing-duration>PT20M26S</meta:editing-duration>
    <meta:editing-cycles>6</meta:editing-cycles>
    <meta:generator>LibreOffice/4.2.1.1$Windows_x86 LibreOffice_project/d7dbbd7842e6a58b0f521599204e827654e1fb8b</meta:generator>
    <meta:document-statistic meta:table-count="1" meta:image-count="0" meta:object-count="0" meta:page-count="2" meta:paragraph-count="57" meta:word-count="342" meta:character-count="2314" meta:non-whitespace-character-count="1969"/>
  </office:meta>
</office:document-meta>
</file>